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a xlink:type="simple" xlink:href="https://drive.google.com/file/d/1cb4E1802vyWNq4sLD5eAkTyE_4sIe-cY/view?usp=sharing" text:style-name="Internet_20_link" text:visited-style-name="Visited_20_Internet_20_Link">https://drive.google.com/file/d/1cb4E1802vyWNq4sLD5eAkTyE_4sIe-cY/view?usp=sharing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08T21:41:31.618888058</dc:date>
    <meta:editing-duration>PT20S</meta:editing-duration>
    <meta:editing-cycles>1</meta:editing-cycles>
    <meta:document-statistic meta:table-count="0" meta:image-count="0" meta:object-count="0" meta:page-count="1" meta:paragraph-count="1" meta:word-count="1" meta:character-count="82" meta:non-whitespace-character-count="82"/>
    <meta:generator>LibreOffice/7.1.5.2$Linux_X86_64 LibreOffice_project/10$Build-2</meta:generator>
  </office:meta>
</office:document-meta>
</file>